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1.3543in" svg:height="5.7811in" draw:z-index="5"><draw:image xlink:href="https://chatgpt.com/backend-api/estuary/content?id=file_00000000b6c071fa8ac5f3d6352f2992&amp;ts=494067&amp;p=fs&amp;cid=1&amp;sig=70c5ebf4106b927e649984cc781dccf09cfd7beb2f5978a711f38db302bae3af&amp;v=0" xlink:type="simple" xlink:show="embed" xlink:actuate="onLoad"/><svg:title>image.png</svg:title></draw:frame></text:p>
      <text:section text:style-name="Sect1" text:name="_r_eg_">
        <text:p text:style-name="P1">Tell me one thing, if the male part is mini-pcie or female part in this adapter. I am using it for my Intel 5300 nic card and it fits well</text:p>
      </text:section>
      <text:p text:style-name="Standard"><text:soft-page-break/><draw:frame draw:style-name="fr1" draw:name="Image2" text:anchor-type="as-char" svg:width="11.5626in" svg:height="6.2083in" draw:z-index="0"><draw:image xlink:href="https://chatgpt.com/backend-api/estuary/content?id=file_000000009d9071fab5c9ef69351efbc1&amp;ts=494067&amp;p=fs&amp;cid=1&amp;sig=89e94f3624fc32d75603976579cf43df8949fb59614ce710f6f7fc6beee3fac1&amp;v=0" xlink:type="simple" xlink:show="embed" xlink:actuate="onLoad"/><svg:title>image.png</svg:title></draw:frame></text:p>
      <text:section text:style-name="Sect1" text:name="_r_ek_">
        <text:p text:style-name="P1">So, I can use this adapter for my intel 5300 nic with laptop's m.2 nic slot, right?</text:p>
      </text:section>
      <text:p text:style-name="Standard"><text:soft-page-break/><draw:frame draw:style-name="fr1" draw:name="Image3" text:anchor-type="as-char" svg:width="11.3126in" svg:height="6.2083in" draw:z-index="1"><draw:image xlink:href="https://chatgpt.com/backend-api/estuary/content?id=file_00000000c1a471fa9d0655fbe0d81743&amp;ts=494067&amp;p=fs&amp;cid=1&amp;sig=42d6dd19e510b7e7b5f2821ba2662b63bfaf629dd6dc57f467f34a12ee9c6111&amp;v=0" xlink:type="simple" xlink:show="embed" xlink:actuate="onLoad"/><svg:title>image.png</svg:title></draw:frame></text:p>
      <text:section text:style-name="Sect1" text:name="_r_eo_">
        <text:p text:style-name="P1">check if it can do the same or not</text:p>
      </text:section>
      <text:p text:style-name="Standard"><text:soft-page-break/><draw:frame draw:style-name="fr1" draw:name="Image4" text:anchor-type="as-char" svg:width="13.0626in" svg:height="7.7189in" draw:z-index="2"><draw:image xlink:href="https://chatgpt.com/backend-api/estuary/content?id=file_00000000e81071faa80551db782b780d&amp;ts=494067&amp;p=fs&amp;cid=1&amp;sig=d0c60c886fbed19651f5554f0c73888d346669c6f6ae8ca5deccc768f56e9125&amp;v=0" xlink:type="simple" xlink:show="embed" xlink:actuate="onLoad"/><svg:title>image.png</svg:title></draw:frame></text:p>
      <text:section text:style-name="Sect1" text:name="_r_es_">
        <text:p text:style-name="P1">this is the product details</text:p>
      </text:section>
      <text:p text:style-name="Standard"><text:soft-page-break/><draw:frame draw:style-name="fr1" draw:name="Image5" text:anchor-type="as-char" svg:width="5.9165in" svg:height="2.9791in" draw:z-index="3"><draw:image xlink:href="https://chatgpt.com/backend-api/estuary/content?id=file_000000009df871fa97dc5ec92dd4992f&amp;ts=494067&amp;p=fs&amp;cid=1&amp;sig=fdd53fc66dbffa694cc23ee99a3cf706b97d7dff96a356502e6d6d4fc251775d&amp;v=0" xlink:type="simple" xlink:show="embed" xlink:actuate="onLoad"/><svg:title>image.png</svg:title></draw:frame></text:p>
      <text:section text:style-name="Sect1" text:name="_r_f0_">
        <text:p text:style-name="P1">this is my network card details, check it</text:p>
      </text:section>
      <text:p text:style-name="Standard"><draw:frame draw:style-name="fr1" draw:name="Image6" text:anchor-type="as-char" svg:width="11.5835in" svg:height="6.2398in" draw:z-index="4"><draw:image xlink:href="https://chatgpt.com/backend-api/estuary/content?id=file_000000003ec871fab4cd22fa798e1537&amp;ts=494067&amp;p=fs&amp;cid=1&amp;sig=f9b0d177a4863ff16a4b2cdaf40a8b5d5918b6e82a15ec64b18635cd8c113e27&amp;v=0" xlink:type="simple" xlink:show="embed" xlink:actuate="onLoad"/><svg:title>image.png</svg:title></draw:frame></text:p>
      <text:section text:style-name="Sect1" text:name="_r_f4_">
        <text:p text:style-name="P1">can I use this nic in my dell g15</text:p>
      </text:section>
      <text:p text:style-name="Text_20_body">For your <text:span text:style-name="Strong_20_Emphasis">Dell G15 i7-11800H / RTX 3060</text:span>, I would say:</text:p>
      <text:p text:style-name="Text_20_body"><text:soft-page-break/><text:span text:style-name="Strong_20_Emphasis">Do not buy this AX210NGW expecting it to work. It may fit physically, but it is likely not compatible electrically.</text:span></text:p>
      <text:p text:style-name="Text_20_body">Your Dell G15 variant is most likely <text:span text:style-name="Strong_20_Emphasis">Dell G15 5511</text:span>. Dell lists the wireless options for that model as <text:span text:style-name="Strong_20_Emphasis">Intel AX201</text:span> or <text:span text:style-name="Strong_20_Emphasis">Killer 1650i</text:span>, and the internal WLAN slot as an <text:span text:style-name="Strong_20_Emphasis">M.2 2230 Wi-Fi/Bluetooth slot</text:span>. </text:p>
      <text:p text:style-name="Text_20_body">The card in your screenshot is <text:span text:style-name="Strong_20_Emphasis">Intel AX210NGW</text:span>. Intel’s AX210 product brief says it uses <text:span text:style-name="Strong_20_Emphasis">M.2 2230 Key A/E</text:span> form factor and <text:span text:style-name="Strong_20_Emphasis">M.2: PCIe + USB</text:span> interface. </text:p>
      <text:p text:style-name="Text_20_body">The problem is:</text:p>
      <text:p text:style-name="Text_20_body"><text:span text:style-name="Strong_20_Emphasis">AX201 / Killer 1650i = CNVio2-type Intel Wi-Fi platform</text:span><text:line-break/><text:span text:style-name="Strong_20_Emphasis">AX210 = normal PCIe/USB Wi-Fi card</text:span></text:p>
      <text:p text:style-name="Text_20_body">So the connector shape is similar, but the signal/protocol is different.</text:p>
      <text:h text:style-name="Heading_20_3" text:outline-level="3">Simple verdict</text:h>
      <text:p text:style-name="Text_20_body"><text:span text:style-name="Strong_20_Emphasis">For your Dell G15: likely NO.</text:span><text:line-break/>The AX210 may slide into the slot, but the laptop may not detect it.</text:p>
      <text:h text:style-name="Heading_20_3" text:outline-level="3">Best rule for you</text:h>
      <text:p text:style-name="Text_20_body">For Dell G15 5511:</text:p>
      <text:p text:style-name="Text_20_body"><text:span text:style-name="Strong_20_Emphasis">Safe replacement:</text:span> AX201 / Killer 1650i type<text:line-break/><text:span text:style-name="Strong_20_Emphasis">Risky / likely not working:</text:span> AX200 / AX210 normal PCIe cards<text:line-break/><text:span text:style-name="Strong_20_Emphasis">For Intel 5300 experiment:</text:span> also not suitable through the internal Wi-Fi slot</text:p>
      <text:p text:style-name="Text_20_body">So for your Dell G15, I would not use this AX210 card.</text:p>
      <text:section text:style-name="Sect1" text:name="_r_fk_">
        <text:p text:style-name="P2">Amar clevo p670rg with i7-6800HK laptop ache, etar bepare ki bolo</text:p>
      </text:section>
      <text:p text:style-name="Text_20_body">হ্যাঁ ভাই — <text:span text:style-name="Strong_20_Emphasis">Clevo P670RG তোমার Dell G15-এর চেয়ে Intel 5300-এর জন্য অনেক ভালো candidate</text:span>।</text:p>
      <text:p text:style-name="Text_20_body">একটা ছোট correction: তুমি <text:span text:style-name="Strong_20_Emphasis">i7-6800HK</text:span> বলেছো, কিন্তু Clevo P670RG service manual-এ CPU option হিসেবে <text:span text:style-name="Strong_20_Emphasis">i7-6820HK</text:span> আর <text:span text:style-name="Strong_20_Emphasis">i7-6700HQ</text:span> দেওয়া আছে। তাই সম্ভবত তোমারটা <text:span text:style-name="Strong_20_Emphasis">i7-6820HK</text:span> variant। Manual-এ HM170 chipset-ও listed আছে। </text:p>
      <text:h text:style-name="Heading_20_3" text:outline-level="3">মূল verdict</text:h>
      <text:p text:style-name="Text_20_body"><text:span text:style-name="Strong_20_Emphasis">Clevo P670RG-এর Wi-Fi slot সম্ভবত normal M.2 WLAN PCIe slot — CNVio না।</text:span></text:p>
      <text:p text:style-name="Text_20_body">Manual-এ আলাদা করে <text:span text:style-name="Strong_20_Emphasis">Wireless LAN module</text:span> removal section আছে, আর schematic-এ slot-টা লেখা আছে <text:span text:style-name="Strong_20_Emphasis">“M.2 WLAN+BT”</text:span>। একই schematic-এ WLAN connector-এর জন্য PCIe signal যেমন <text:span text:style-name="Strong_20_Emphasis">REFCLK, PER, PET, PCIE_WAKE, CLKREQ</text:span> দেখা যাচ্ছে। এগুলো normal PCIe Wi-Fi slot-এর strong sign। </text:p>
      <text:p text:style-name="Text_20_body">তাই connection chain হবে:</text:p>
      <text:p text:style-name="Text_20_body"><text:soft-page-break/><text:span text:style-name="Strong_20_Emphasis">Clevo P670RG M.2 WLAN slot</text:span><text:line-break/>→ <text:span text:style-name="Strong_20_Emphasis">M.2 Key E/A+E to mini-PCIe adapter</text:span><text:line-break/>→ <text:span text:style-name="Strong_20_Emphasis">Intel 5300 mini-PCIe NIC</text:span></text:p>
      <text:h text:style-name="Heading_20_3" text:outline-level="3">Intel 5300-এর জন্য এটা ভালো কেন?</text:h>
      <text:p text:style-name="Text_20_body">Dell G15-এ সমস্যা ছিল <text:span text:style-name="Strong_20_Emphasis">AX201 / Killer 1650i / CNVio2</text:span> type slot। কিন্তু Clevo P670RG পুরোনো Skylake/HM170 generation laptop, আর manual schematic-এ WLAN slot-এ সরাসরি PCIe lines দেখাচ্ছে। তাই passive adapter দিয়ে Intel 5300 চালানোর chance এখানে অনেক ভালো।</text:p>
      <text:h text:style-name="Heading_20_3" text:outline-level="3">কিন্তু ৩টা warning আছে</text:h>
      <text:p text:style-name="Text_20_body"><text:span text:style-name="Strong_20_Emphasis">১. Native mini-PCIe slot না</text:span><text:line-break/>Intel 5300 সরাসরি ঢুকবে না। তোমার অবশ্যই লাগবে:</text:p>
      <text:p text:style-name="Text_20_body"><text:span text:style-name="Strong_20_Emphasis">M.2 WLAN Key E/A+E to mini-PCIe PCIe adapter</text:span></text:p>
      <text:p text:style-name="Text_20_body">USB-only adapter কিনবে না।</text:p>
      <text:p text:style-name="Text_20_body"><text:span text:style-name="Strong_20_Emphasis">২. Adapter wording সাবধানে দেখবে</text:span><text:line-break/>আগের যে adapter details-এ লেখা ছিল <text:span text:style-name="Strong_20_Emphasis">“single Key E interface can’t be used”</text:span>, সেটা risky. Clevo-এর WLAN slot যদি single E-key socket হয়, ওই adapter কাজ নাও করতে পারে। Safe option হলো এমন adapter যেটা পরিষ্কারভাবে বলে:</text:p>
      <text:p text:style-name="Text_20_body"><text:span text:style-name="Strong_20_Emphasis">M.2 Key E / A+E WiFi slot to mini-PCIe WiFi card, PCIe supported</text:span></text:p>
      <text:p text:style-name="Text_20_body"><text:span text:style-name="Strong_20_Emphasis">৩. Antenna issue থাকবে</text:span><text:line-break/>Clevo manual-এ WLAN antenna reconnect করার কথা আছে, কিন্তু সাধারণত laptop Wi-Fi card-এ ২টা antenna থাকে। Intel 5300-এর ৩টা antenna port থাকে। CSI research-এর জন্য ৩ antenna ভালো, তাই সম্ভব হলে external 3 antenna setup করবে। </text:p>
      <text:h text:style-name="Heading_20_3" text:outline-level="3">Final answer</text:h>
      <text:p text:style-name="Text_20_body"><text:span text:style-name="Strong_20_Emphasis">হ্যাঁ, Clevo P670RG তোমার Intel 5300 CSI setup-এর জন্য good candidate.</text:span><text:line-break/>Dell G15-এর মতো CNVio2 সমস্যা এখানে হওয়ার কথা না।</text:p>
      <text:p text:style-name="Text_20_body">আমার rating:</text:p>
      <text:p text:style-name="Text_20_body"><text:span text:style-name="Strong_20_Emphasis">Electrical compatibility:</text:span> ভালো chance<text:line-break/><text:span text:style-name="Strong_20_Emphasis">Adapter needed:</text:span> হ্যাঁ, M.2 WLAN to mini-PCIe<text:line-break/><text:span text:style-name="Strong_20_Emphasis">Physical fit:</text:span> ঝামেলা হতে পারে<text:line-break/><text:span text:style-name="Strong_20_Emphasis">CSI research practicality:</text:span> Dell G15-এর চেয়ে অনেক better</text:p>
      <text:section text:style-name="Sect1" text:name="_r_g6_">
        <text:p text:style-name="P2">Ami ki ei laptop e intel ax210 diye o kaj korte parbo?</text:p>
      </text:section>
      <text:p text:style-name="Text_20_body">হ্যাঁ, <text:span text:style-name="Strong_20_Emphasis">Clevo P670RG-তে Intel AX210 ব্যবহার করার chance খুব ভালো</text:span> — Dell G15-এর মতো CNVio2 ঝামেলা এখানে থাকার কথা না।</text:p>
      <text:p text:style-name="Text_20_body">কারণ:</text:p>
      <text:p text:style-name="Text_20_body"><text:soft-page-break/><text:span text:style-name="Strong_20_Emphasis">Clevo P670RG</text:span> পুরোনো Skylake/HM170 generation laptop; manual-এ CPU/chipset হিসেবে <text:span text:style-name="Strong_20_Emphasis">i7-6820HK / i7-6700HQ</text:span> এবং <text:span text:style-name="Strong_20_Emphasis">Intel HM170 Express Chipset</text:span> দেখানো আছে। Manual-এ আলাদা <text:span text:style-name="Strong_20_Emphasis">Wireless LAN Module</text:span> খুলে/লাগানোর section আছে, এবং antenna cable 1/2 main/aux হিসেবে WLAN/Bluetooth combo module-এর জন্য দেওয়া আছে। </text:p>
      <text:p text:style-name="Text_20_body"><text:span text:style-name="Strong_20_Emphasis">Intel AX210NGW</text:span> নিজেই <text:span text:style-name="Strong_20_Emphasis">M.2 2230</text:span> module, standard <text:span text:style-name="Strong_20_Emphasis">Key A বা Key E socket</text:span>-এ বসার জন্য বানানো, এবং এর interface হলো <text:span text:style-name="Strong_20_Emphasis">M.2: PCIe + USB</text:span>। </text:p>
      <text:p text:style-name="Text_20_body">তাই connection হবে:</text:p>
      <text:p text:style-name="Text_20_body"><text:span text:style-name="Strong_20_Emphasis">Clevo P670RG M.2 WLAN slot</text:span><text:line-break/>→ <text:span text:style-name="Strong_20_Emphasis">Intel AX210NGW directly</text:span><text:line-break/>→ <text:span text:style-name="Strong_20_Emphasis">2 antenna cables: Main + Aux</text:span></text:p>
      <text:h text:style-name="Heading_20_3" text:outline-level="3">আমার verdict</text:h>
      <text:p text:style-name="Text_20_body"><text:span text:style-name="Strong_20_Emphasis">Normal Wi-Fi/Bluetooth upgrade হিসেবে: হ্যাঁ, AX210 লাগাতে পারবে বলে আমি মনে করি।</text:span></text:p>
      <text:p text:style-name="Text_20_body">তবে ৩টা জিনিস খেয়াল রাখবে:</text:p>
      <text:list text:style-name="L1">
        <text:list-item>
          <text:p text:style-name="P4"><text:span text:style-name="Strong_20_Emphasis">AX210 কিনবে, AX211 না</text:span><text:line-break/>AX210 = normal PCIe/USB।<text:line-break/>AX211 = CNVio2 টাইপ; এটা তোমার Clevo-তে নেওয়া ঠিক হবে না। </text:p>
        </text:list-item>
        <text:list-item>
          <text:p text:style-name="P4"><text:span text:style-name="Strong_20_Emphasis">Antenna connector মিলাতে হবে</text:span><text:line-break/>AX210 সাধারণত ছোট <text:span text:style-name="Strong_20_Emphasis">MHF4/IPEX4</text:span> antenna connector ব্যবহার করে। তোমার Clevo-র পুরোনো Wi-Fi card-ও যদি M.2 card হয়, সাধারণত মিলবে। কিন্তু আগে খুলে connector size দেখে নেওয়া ভালো। </text:p>
        </text:list-item>
        <text:list-item>
          <text:p text:style-name="P3"><text:span text:style-name="Strong_20_Emphasis">6GHz পেতে OS/router support লাগবে</text:span><text:line-break/>AX210 লাগালেই 6GHz চালু হবে না। Wi-Fi 6E router, region support, আর Windows 11 বা ভালো updated Linux দরকার হতে পারে। 2.4/5GHz Wi-Fi সাধারণত সহজে কাজ করবে। </text:p>
        </text:list-item>
      </text:list>
      <text:h text:style-name="Heading_20_3" text:outline-level="3">CSI/PicoScenes কাজের জন্য</text:h>
      <text:p text:style-name="Text_20_body">তোমার CSI research-এর context-এও AX210 ভালো option। PicoScenes official site AX210/AX200-কে supported COTS NIC হিসেবে list করে, এবং AX210 দিয়ে CSI extraction/monitor-mode/6GHz-related features support করার কথা বলে। </text:p>
      <text:p text:style-name="Text_20_body">So, simple answer:</text:p>
      <text:p text:style-name="Text_20_body"><text:span text:style-name="Strong_20_Emphasis">হ্যাঁ, Clevo P670RG + Intel AX210 = good plan.</text:span><text:line-break/>আর <text:span text:style-name="Strong_20_Emphasis">Intel 5300 চাইলে adapter লাগবে</text:span>, কিন্তু <text:span text:style-name="Strong_20_Emphasis">AX210 হলে সরাসরি M.2 WLAN slot-এ লাগবে</text:span>, adapter লাগবে না।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09:28:09.881404326</meta:creation-date>
    <dc:date>2026-05-13T09:28:28.606377926</dc:date>
    <meta:editing-duration>PT18S</meta:editing-duration>
    <meta:editing-cycles>1</meta:editing-cycles>
    <meta:document-statistic meta:table-count="0" meta:image-count="6" meta:object-count="0" meta:page-count="8" meta:paragraph-count="63" meta:word-count="893" meta:character-count="4877" meta:non-whitespace-character-count="4030"/>
    <meta:generator>LibreOffice/24.2.7.2$Linux_X86_64 LibreOffice_project/420$Build-2</meta:generator>
  </office:meta>
</office:document-meta>
</file>